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ThroughFilter.startCDATA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ThroughFilter.startElement( QName element , XMLAttributes attributes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ThroughFilter.setDocumentHandler( XMLDocum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Filter.characters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ThroughFilter.textDecl( String version , String encoding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ThroughFilter.comment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ThroughFilter.getDoc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Filter.endCDATA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ThroughFilter.doctypeDecl( String rootElement , String publicId , String systemId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ThroughFilter.xmlDecl( String version , String encoding , String standalone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ThroughFilter.startDocument( XMLLocator locator , String encoding , NamespaceContext namespaceCon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ThroughFilter.startGeneralEntity( String name , XMLResourceIdentifier identifier , String encoding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ThroughFilter.processingInstruction( String target , XMLString data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ThroughFilter.endElement( QName elemen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ThroughFilter.ignorableWhitespace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ThroughFilter.endDocument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ThroughFilter.setDocumentSource( XMLDocumen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Filter.emptyElement( QName element , XMLAttributes attributes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ThroughFilter.endGeneralEntity( String name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